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0d5" officeooo:paragraph-rsid="001090d5"/>
    </style:style>
    <style:style style:name="P2" style:family="paragraph" style:parent-style-name="Standard">
      <style:text-properties officeooo:rsid="0011af48" officeooo:paragraph-rsid="0011af48"/>
    </style:style>
    <style:style style:name="P3" style:family="paragraph" style:parent-style-name="Standard">
      <style:text-properties officeooo:rsid="0011e88c" officeooo:paragraph-rsid="0011e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 x 16 grid of divs – create programatically – put inside another container</text:p>
      <text:p text:style-name="P1">be careful of border and margins</text:p>
      <text:p text:style-name="P1"/>
      <text:p text:style-name="P1">set up hover effect on grid so that each div changes color when moused over</text:p>
      <text:p text:style-name="P1"/>
      <text:p text:style-name="P2">add a button to clear the grid and ask user for size of grid</text:p>
      <text:p text:style-name="P2"/>
      <text:p text:style-name="P3">add function to change grid a random color</text:p>
      <text:p text:style-name="P3"/>
      <text:p text:style-name="P3">research how to create a div</text:p>
      <text:p text:style-name="P3">create and recreate the grid programtically</text:p>
      <text:p text:style-name="P3">clear all color from the grid</text:p>
      <text:p text:style-name="P3">change color on hover</text:p>
      <text:p text:style-name="P3">change grid size based on user inp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9:56:57.236024798</meta:creation-date>
    <meta:generator>LibreOffice/6.4.7.2$Linux_X86_64 LibreOffice_project/40$Build-2</meta:generator>
    <dc:date>2022-03-14T21:31:53.573016957</dc:date>
    <meta:editing-duration>PT1H3M30S</meta:editing-duration>
    <meta:editing-cycles>1</meta:editing-cycles>
    <meta:document-statistic meta:table-count="0" meta:image-count="0" meta:object-count="0" meta:page-count="1" meta:paragraph-count="10" meta:word-count="84" meta:character-count="442" meta:non-whitespace-character-count="366"/>
  </office:meta>
</office:document-meta>
</file>